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98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883958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S.NO.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MARKS</text:p>
          </table:table-cell>
          <table:table-cell table:number-columns-repeated="16379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string" table:style-name="ce1">
            <text:p>home page design</text:p>
          </table:table-cell>
          <table:table-cell office:value-type="string" table:style-name="ce1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string" table:style-name="ce1">
            <text:p>gallery page design</text:p>
          </table:table-cell>
          <table:table-cell office:value-type="string" table:style-name="ce1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string" table:style-name="ce1">
            <text:p>slide show in background</text:p>
          </table:table-cell>
          <table:table-cell office:value-type="string" table:style-name="ce1">
            <text:p>rejected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string" table:style-name="ce1">
            <text:p>email sending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string" table:style-name="ce1">
            <text:p>about us .</text:p>
          </table:table-cell>
          <table:table-cell office:value-type="string" table:style-name="ce1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string" table:style-name="ce1">
            <text:p>contact us modification</text:p>
          </table:table-cell>
          <table:table-cell office:value-type="string" table:style-name="ce1">
            <text:p>don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string" table:style-name="ce1">
            <text:p>event interface for user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8" table:style-name="ce1">
            <text:p>8</text:p>
          </table:table-cell>
          <table:table-cell office:value-type="string" table:style-name="ce1">
            <text:p>user unterface for admin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9" table:style-name="ce1">
            <text:p>9</text:p>
          </table:table-cell>
          <table:table-cell office:value-type="string" table:style-name="ce1">
            <text:p>login and logout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0" table:style-name="ce1">
            <text:p>10</text:p>
          </table:table-cell>
          <table:table-cell office:value-type="string" table:style-name="ce1">
            <text:p>loading bar addition<text:s/>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11" table:style-name="ce1">
            <text:p>11</text:p>
          </table:table-cell>
          <table:table-cell office:value-type="string" table:style-name="ce1">
            <text:p>select 2 implementation.</text:p>
          </table:table-cell>
          <table:table-cell table:number-columns-repeated="16381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Welcome</dc:creator>
    <meta:creation-date>2009-04-16T11:32:48Z</meta:creation-date>
    <dc:date>2015-11-12T14:31:12Z</dc:date>
    <meta:editing-cycles>3</meta:editing-cycles>
    <meta:editing-duration>PT2391S</meta:editing-duration>
    <meta:user-defined meta:name="Info 1"/>
    <meta:user-defined meta:name="Info 2"/>
    <meta:user-defined meta:name="Info 3"/>
    <meta:user-defined meta:name="Info 4"/>
  </office:meta>
</office:document-meta>
</file>